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20AA00000D8B3722E073.svm"/>
  <manifest:file-entry manifest:media-type="" manifest:full-path="Pictures/20000007000032A6000008114FF670DC.svm"/>
  <manifest:file-entry manifest:media-type="" manifest:full-path="Pictures/2000000700000DDA00000E2AB9770CB1.svm"/>
  <manifest:file-entry manifest:media-type="" manifest:full-path="Pictures/2000000700001C88000006EE1AF67995.svm"/>
  <manifest:file-entry manifest:media-type="image/png" manifest:full-path="Pictures/10000201000001EA000000E69E826461.png"/>
  <manifest:file-entry manifest:media-type="" manifest:full-path="Pictures/2000000700000B94000011AD01128EE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F" svg:font-family="" style:font-family-generic="roman"/>
    <style:font-face style:name="Silky Wonderland" svg:font-family="'Silky Wonderlan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ilky Wonderland"/>
    </style:style>
    <style:style style:name="P2" style:family="paragraph">
      <style:text-properties fo:color="#ffffff" style:font-name="Silky Wonderland" fo:font-size="8pt" style:font-size-asian="8pt" style:font-size-complex="8pt"/>
    </style:style>
    <style:style style:name="P3" style:family="paragraph">
      <style:text-properties fo:color="#ffffff"/>
    </style:style>
    <style:style style:name="P4" style:family="paragraph">
      <style:paragraph-properties fo:text-align="start"/>
      <style:text-properties fo:color="#ffffff" style:font-name="Silky Wonderland" fo:font-size="12pt"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text-properties style:font-name="Silky Wonderland" fo:font-size="8pt" style:font-size-asian="8pt" style:font-size-complex="8pt"/>
    </style:style>
    <style:style style:name="P7" style:family="paragraph">
      <style:paragraph-properties fo:text-align="center"/>
      <style:text-properties fo:color="#ffffff" style:font-name="Silky Wonderland" fo:font-size="12pt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ffffff" style:font-name="Silky Wonderland" fo:font-size="8pt" style:font-size-asian="8pt" style:font-size-complex="8pt"/>
    </style:style>
    <style:style style:name="T2" style:family="text">
      <style:text-properties fo:color="#ffffff" style:font-name="Silky Wonderland" fo:font-size="12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ffff" style:font-name="Silky Wonderland"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fo:padding="0cm" fo:border="0.035cm solid #ccff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0.035cm solid #ccff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0.035cm solid #ccff00" style:shadow="none" style:mirror="none" fo:clip="rect(0cm, 3.9cm, 0cm, 1.95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ffffff" draw:fill="none" draw:fill-color="#ffffff" fo:min-height="2.1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ge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7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5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614cm" style:run-through="foreground" style:wrap="run-through" style:number-wrapped-paragraphs="no-limit" style:vertical-pos="from-top" style:vertical-rel="page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1" svg:x="4.838cm" svg:y="1.072cm" svg:width="3.607cm" svg:height="1.566cm" draw:z-index="5">
        <draw:image xlink:href="Pictures/20000007000020AA00000D8B3722E073.svm" xlink:type="simple" xlink:show="embed" xlink:actuate="onLoad"/>
      </draw:frame>
      <draw:frame draw:style-name="fr1" draw:name="graphics4" text:anchor-type="page" text:anchor-page-number="1" svg:x="0.34cm" svg:y="2.91cm" svg:width="1.438cm" svg:height="2.057cm" draw:z-index="6">
        <draw:image xlink:href="Pictures/2000000700000B94000011AD01128EEF.svm" xlink:type="simple" xlink:show="embed" xlink:actuate="onLoad"/>
      </draw:frame>
      <draw:frame text:anchor-type="page" text:anchor-page-number="1" draw:z-index="8" draw:style-name="gr5" draw:text-style-name="P6" svg:width="2.183cm" svg:height="1.304cm" svg:x="0.559cm" svg:y="5.851cm">
        <draw:text-box>
          <text:p><text:span text:style-name="T3">Player 1:</text:span></text:p>
          <text:p><text:span text:style-name="T1">W, A, S, D:</text:span></text:p>
          <text:p><text:span text:style-name="T1">movement</text:span></text:p>
        </draw:text-box>
      </draw:frame>
      <draw:frame text:anchor-type="page" text:anchor-page-number="1" draw:z-index="11" draw:style-name="gr8" draw:text-style-name="P2" svg:width="1.613cm" svg:height="1.615cm" svg:x="3.648cm" svg:y="5.771cm">
        <draw:text-box>
          <text:p text:style-name="P3"><text:span text:style-name="T3">Player 2:</text:span></text:p>
          <text:p text:style-name="P3"><text:span text:style-name="T1">Arrow keys:</text:span></text:p>
          <text:p text:style-name="P3"><text:span text:style-name="T1">movement</text:span></text:p>
        </draw:text-box>
      </draw:frame>
      <text:p text:style-name="P1"><draw:frame draw:style-name="fr2" draw:name="graphics5" text:anchor-type="paragraph" svg:x="8.8cm" svg:y="4.196cm" svg:width="3.674cm" svg:height="0.893cm" draw:z-index="12"><draw:image xlink:href="Pictures/2000000700001C88000006EE1AF67995.svm" xlink:type="simple" xlink:show="embed" xlink:actuate="onLoad"/></draw:frame><draw:frame draw:style-name="fr3" draw:name="graphics3" text:anchor-type="paragraph" svg:x="8.8cm" svg:y="2.856cm" svg:width="3.701cm" svg:height="1.076cm" draw:z-index="2"><draw:image xlink:href="Pictures/20000007000032A6000008114FF670DC.svm" xlink:type="simple" xlink:show="embed" xlink:actuate="onLoad"/></draw:frame><draw:frame draw:style-name="fr2" draw:name="graphics1" text:anchor-type="paragraph" svg:x="0.314cm" svg:y="1.071cm" svg:width="1.517cm" svg:height="1.566cm" draw:z-index="0"><draw:image xlink:href="Pictures/2000000700000DDA00000E2AB9770CB1.svm" xlink:type="simple" xlink:show="embed" xlink:actuate="onLoad"/></draw:frame><draw:frame text:anchor-type="paragraph" draw:z-index="10" draw:style-name="gr7" draw:text-style-name="P2" svg:width="2.038cm" svg:height="1.523cm" svg:x="5.38cm" svg:y="6.195cm"><draw:text-box><text:p text:style-name="P3"><text:span text:style-name="T1">B: fire</text:span></text:p><text:p text:style-name="P3"><text:span text:style-name="T1">N: water</text:span></text:p><text:p text:style-name="P3"><text:span text:style-name="T1">M: air</text:span></text:p></draw:text-box></draw:frame><draw:frame text:anchor-type="paragraph" draw:z-index="9" draw:style-name="gr6" draw:text-style-name="P2" svg:width="2.038cm" svg:height="1.304cm" svg:x="2.252cm" svg:y="6.272cm"><draw:text-box><text:p><text:span text:style-name="T1">R: fire</text:span></text:p><text:p><text:span text:style-name="T1">T: water</text:span></text:p><text:p><text:span text:style-name="T1">Y: air</text:span></text:p></draw:text-box></draw:frame><draw:frame text:anchor-type="paragraph" draw:z-index="7" draw:style-name="gr4" draw:text-style-name="P5" svg:width="3.666cm" svg:height="0.953cm" svg:x="0.833cm" svg:y="5.096cm"><draw:text-box><text:p text:style-name="P4"><text:span text:style-name="T2">Controls</text:span></text:p></draw:text-box></draw:frame><draw:frame text:anchor-type="paragraph" draw:z-index="4" draw:style-name="gr3" draw:text-style-name="P2" svg:width="6.945cm" svg:height="2.172cm" svg:x="1.856cm" svg:y="2.887cm"><draw:text-box><text:p text:style-name="P3"><text:span text:style-name="T1">If two spells collide, the one with the stronger type will win. The player who cast the stronger spell gets a power shot on their next cast!</text:span></text:p><text:p text:style-name="P3"><text:span text:style-name="T1">Three orbiting elements tell you a power shot is ready.</text:span></text:p><text:p text:style-name="P3"><text:span text:style-name="T1">Deplete the enemy's lifebar to win!</text:span></text:p></draw:text-box></draw:frame><draw:frame text:anchor-type="paragraph" draw:z-index="3" draw:style-name="gr2" draw:text-style-name="P2" svg:width="4.128cm" svg:height="1.738cm" svg:x="8.523cm" svg:y="0.998cm"><draw:text-box><text:p><text:span text:style-name="T1">Press the button again to fire the spell. The longer you charge for, the more damage the spell will do.</text:span></text:p></draw:text-box></draw:frame><draw:frame text:anchor-type="paragraph" draw:z-index="1" draw:style-name="gr1" draw:text-style-name="P2" svg:width="2.819cm" svg:height="1.304cm" svg:x="1.907cm" svg:y="1.02cm"><draw:text-box><text:p text:style-name="P2"><text:span text:style-name="T1">Press one of the spell buttons to beginning charging a spell.</text:span></text:p></draw:text-box></draw:frame><draw:frame text:anchor-type="paragraph" draw:z-index="13" draw:style-name="gr9" draw:text-style-name="P5" svg:width="3.811cm" svg:height="0.652cm" svg:x="-0.415cm" svg:y="0.369cm"><draw:text-box><text:p text:style-name="P7"><text:span text:style-name="T2">Instruction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F" svg:font-family="" style:font-family-generic="roman"/>
    <style:font-face style:name="Silky Wonderland" svg:font-family="'Silky Wonderlan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801cm" fo:page-height="7.999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00201000001EA000000E69E826461.png" xlink:type="simple" xlink:actuate="onLoad" style:repeat="stretch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 Gorman</meta:initial-creator>
    <meta:creation-date>2014-07-12T13:21:15.03</meta:creation-date>
    <dc:date>2014-07-12T14:08:31.82</dc:date>
    <dc:creator>Ben Gorman</dc:creator>
    <meta:editing-duration>PT47M7S</meta:editing-duration>
    <meta:editing-cycles>3</meta:editing-cycles>
    <meta:generator>OpenOffice/4.1.0$Win32 OpenOffice.org_project/410m18$Build-9764</meta:generator>
    <meta:document-statistic meta:table-count="0" meta:image-count="5" meta:object-count="0" meta:page-count="1" meta:paragraph-count="0" meta:word-count="0" meta:character-count="0"/>
  </office:meta>
</office:document-meta>
</file>